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c88f2" officeooo:paragraph-rsid="000c8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6T12:58:46.316000000</dc:date>
    <meta:editing-duration>PT21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  <meta:generator>LibreOffice/7.4.5.1$Windows_X86_64 LibreOffice_project/9c0871452b3918c1019dde9bfac75448afc4b57f</meta:generator>
  </office:meta>
</office:document-meta>
</file>